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5">
      <style:paragraph-properties fo:text-align="end" style:justify-single-word="false" style:writing-mode="rl-tb"/>
    </style:style>
    <style:style style:name="P2" style:family="paragraph" style:parent-style-name="Standard" style:list-style-name="L5" style:master-page-name="Standard">
      <style:paragraph-properties fo:text-align="end" style:justify-single-word="false" style:page-number="auto" style:writing-mode="rl-tb"/>
    </style:style>
    <style:style style:name="T1" style:family="text">
      <style:text-properties fo:font-size="12pt" style:font-size-asian="12pt" style:font-size-complex="12pt"/>
    </style:style>
    <style:style style:name="T2" style:family="text">
      <style:text-properties fo:font-size="12pt" style:font-size-asian="12pt" style:font-name-complex="Arial"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Arial" style:font-size-complex="12pt" style:font-weight-complex="bol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4796590" text:style-name="L5">
        <text:list-item>
          <text:p text:style-name="P2"><text:span text:style-name="T1">טבלאת דפים מהופכת היא פתרון לבעיה שמופיעה במחשבים בעלי ארכיטקטורת זיכרון גדולה יותר (לרוב 64 ביט) שם נוצרה בעיה בהחזקת טבלאת הדפים הרגילה בצורה מלאה בראם.פתרו את הבעיה הזו על ידי החזקת טבלא המשותפת לכל התהליכים הרצים שבה המיפוי נעשה אך ורק למסגרות שבשימוש ושהחיפוש בטבלה עצמה יתבצע בעזרת פונקצית עקבול המתבססת על מזהה הדף ומזהה של התהליך.<text:line-break/>החיפוש בטבלה נעשה על טבלת גיבוב חסומה בעזרת פונקציית העקבול.</text:span></text:p>
        </text:list-item>
        <text:list-item>
          <text:p text:style-name="P1"><text:span text:style-name="T1">ט'ראשינג היא תופעה שקורת מתי שלמערכת יש מעט זכרון והיא לא מצליחה לשמור בזכרון הפיזי את קבוצת הדפים הנחוצה לפעילות התוכנה. התופעה מתבטאת בהוצאה והכנסה של דפים רבים מהזכרון ואליו בכדי לענות על כל ההחטאות שנגרמות בעקבות אי המצאותם של אותם הדפים בזכרון עד לכדי מצב שבו התוכנה לא יכולה לרוץ בצורה אמינה.</text:span></text:p>
        </text:list-item>
        <text:list-item>
          <text:p text:style-name="P1"><text:span text:style-name="T1">במקרה של פסיקת דף מערכת ההפעלה בודקת קודם כל שאכן לתהליך יש סיבה לגשת לאותה הכתובת. לאחר מכן מחפשת המערכת מסגרת פנוייה להכנסת הדף מהזכרון המשני. במידה ולא נמצאה מסגרת פנוייה מחפשת המערכת מסגרת שניתן לפנות ולשמור בזכרון המשני. לאחר שנמצאה מסגרת כזאת היא נכתבת לזכרון המשני והדף המבוקש נכתב לזכרון הראשי והתהליך שגרם לפסיקה חוזר לרוץ.</text:span></text:p>
        </text:list-item>
        <text:list-item>
          <text:p text:style-name="P1"><text:span text:style-name="T1"/></text:p>
          <text:list>
            <text:list-item>
              <text:p text:style-name="P1"><text:span text:style-name="T1">1052: ימופה לכתובת הפיזית </text:span><text:span text:style-name="T4">7196 </text:span></text:p>
            </text:list-item>
            <text:list-item>
              <text:p text:style-name="P1"><text:span text:style-name="T2">2221: לא קיים מיפוי פיזי בזכרון הראשי לפי הטבלה</text:span></text:p>
            </text:list-item>
            <text:list-item>
              <text:p text:style-name="P1"><text:span text:style-name="T1">5499: ימופה לכתובת הפיסית </text:span><text:span text:style-name="T3">379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he" style:country-complex="IL"/>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F"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hai</meta:initial-creator>
    <dc:creator>Jacob </dc:creator>
    <meta:editing-cycles>39</meta:editing-cycles>
    <meta:creation-date>2011-12-31T09:35:00</meta:creation-date>
    <dc:date>2013-01-05T23:45:39</dc:date>
    <meta:editing-duration>PT1H37M48S</meta:editing-duration>
    <meta:generator>LibreOffice/3.4$Linux LibreOffice_project/340m1$Build-402</meta:generator>
    <meta:document-statistic meta:table-count="0" meta:image-count="0" meta:object-count="0" meta:page-count="1" meta:paragraph-count="6" meta:word-count="203" meta:character-count="1149" meta:non-whitespace-character-count="9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